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vertical-align="middle" fo:min-height="0.468cm" fo:padding-top="0cm" fo:padding-bottom="0cm" fo:padding-left="0cm" fo:padding-right="0cm"/>
    </style:style>
    <style:style style:name="gr2" style:family="graphic" style:parent-style-name="standard">
      <style:graphic-properties draw:stroke="none" draw:fill="solid" draw:fill-color="#e8eef7" draw:shadow="hidden"/>
    </style:style>
    <style:style style:name="gr3" style:family="graphic" style:parent-style-name="standard">
      <style:graphic-properties draw:stroke="solid" svg:stroke-width="0.025cm" svg:stroke-color="#000000" svg:stroke-opacity="100%" draw:stroke-linejoin="round" draw:fill="none" fo:padding-top="0.137cm" fo:padding-bottom="0.137cm" fo:padding-left="0.262cm" fo:padding-right="0.262cm"/>
    </style:style>
    <style:style style:name="gr4" style:family="graphic" style:parent-style-name="standard">
      <style:graphic-properties draw:stroke="none" svg:stroke-color="#000000" draw:fill="none" draw:fill-color="#ffffff" draw:textarea-vertical-align="middle" fo:min-height="0.458cm" fo:padding-top="0.071cm" fo:padding-bottom="0.071cm" fo:padding-left="0.071cm" fo:padding-right="0.071cm"/>
    </style:style>
    <style:style style:name="gr5" style:family="graphic" style:parent-style-name="standard">
      <style:graphic-properties draw:stroke="none" svg:stroke-color="#000000" draw:fill="none" draw:fill-color="#ffffff" draw:textarea-vertical-align="middle" fo:min-height="0.558cm" fo:padding-top="0.071cm" fo:padding-bottom="0.071cm" fo:padding-left="0.071cm" fo:padding-right="0.071cm"/>
    </style:style>
    <style:style style:name="gr6" style:family="graphic" style:parent-style-name="standard">
      <style:graphic-properties draw:stroke="none" draw:fill="solid" draw:fill-color="#c5cda9" draw:shadow="hidden"/>
    </style:style>
    <style:style style:name="gr7" style:family="graphic" style:parent-style-name="standard">
      <style:graphic-properties draw:stroke="none" svg:stroke-color="#000000" draw:fill="none" draw:fill-color="#ffffff" draw:textarea-vertical-align="middle" fo:min-height="0.858cm" fo:padding-top="0.071cm" fo:padding-bottom="0.071cm" fo:padding-left="0.071cm" fo:padding-right="0.071cm"/>
    </style:style>
    <style:style style:name="gr8" style:family="graphic" style:parent-style-name="standard">
      <style:graphic-properties draw:stroke="none" svg:stroke-color="#000000" draw:fill="none" draw:fill-color="#ffffff" draw:textarea-vertical-align="middle" fo:min-height="0.552cm" fo:padding-top="0.071cm" fo:padding-bottom="0.071cm" fo:padding-left="0.071cm" fo:padding-right="0.071cm"/>
    </style:style>
    <style:style style:name="gr9" style:family="graphic" style:parent-style-name="standard">
      <style:graphic-properties draw:stroke="solid" svg:stroke-width="0.042cm" svg:stroke-color="#000000" svg:stroke-opacity="100%" draw:stroke-linejoin="round" draw:fill="none" fo:padding-top="0.146cm" fo:padding-bottom="0.146cm" fo:padding-left="0.271cm" fo:padding-right="0.271cm"/>
    </style:style>
    <style:style style:name="gr10" style:family="graphic" style:parent-style-name="standard">
      <style:graphic-properties draw:stroke="none" svg:stroke-color="#000000" draw:fill="none" draw:fill-color="#ffffff" draw:textarea-vertical-align="middle" fo:min-height="0.364cm" fo:padding-top="0.071cm" fo:padding-bottom="0.071cm" fo:padding-left="0.071cm" fo:padding-right="0.071cm"/>
    </style:style>
    <style:style style:name="gr11" style:family="graphic" style:parent-style-name="standard">
      <style:graphic-properties draw:stroke="solid" svg:stroke-width="0.042cm" svg:stroke-color="#4677bf" draw:marker-end="EndMarker_5f_1" draw:marker-end-width="0.361cm" svg:stroke-opacity="100%" draw:stroke-linejoin="round" draw:fill="none" fo:padding-top="0.146cm" fo:padding-bottom="0.146cm" fo:padding-left="0.271cm" fo:padding-right="0.271cm"/>
    </style:style>
    <style:style style:name="gr12" style:family="graphic" style:parent-style-name="standard">
      <style:graphic-properties draw:stroke="solid" svg:stroke-width="0.042cm" svg:stroke-color="#4677bf" draw:marker-end="EndMarker_5f_2" draw:marker-end-width="0.361cm" svg:stroke-opacity="100%" draw:stroke-linejoin="round" draw:fill="none" fo:padding-top="0.146cm" fo:padding-bottom="0.146cm" fo:padding-left="0.271cm" fo:padding-right="0.271cm"/>
    </style:style>
    <style:style style:name="gr13" style:family="graphic" style:parent-style-name="standard">
      <style:graphic-properties draw:stroke="solid" svg:stroke-width="0.042cm" svg:stroke-color="#4677bf" draw:marker-end="EndMarker_5f_3" draw:marker-end-width="0.361cm" svg:stroke-opacity="100%" draw:stroke-linejoin="round" draw:fill="none" fo:padding-top="0.146cm" fo:padding-bottom="0.146cm" fo:padding-left="0.271cm" fo:padding-right="0.271cm"/>
    </style:style>
    <style:style style:name="gr14" style:family="graphic" style:parent-style-name="standard">
      <style:graphic-properties draw:stroke="solid" svg:stroke-width="0.042cm" svg:stroke-color="#4677bf" draw:marker-end="EndMarker_5f_4" draw:marker-end-width="0.361cm" svg:stroke-opacity="100%" draw:stroke-linejoin="round" draw:fill="none" fo:padding-top="0.146cm" fo:padding-bottom="0.146cm" fo:padding-left="0.271cm" fo:padding-right="0.271cm"/>
    </style:style>
    <style:style style:name="gr15" style:family="graphic" style:parent-style-name="standard">
      <style:graphic-properties draw:stroke="solid" svg:stroke-width="0.042cm" svg:stroke-color="#4677bf" draw:marker-end="EndMarker_5f_5" draw:marker-end-width="0.361cm" svg:stroke-opacity="100%" draw:stroke-linejoin="round" draw:fill="none" fo:padding-top="0.146cm" fo:padding-bottom="0.146cm" fo:padding-left="0.271cm" fo:padding-right="0.271cm"/>
    </style:style>
    <style:style style:name="gr16" style:family="graphic" style:parent-style-name="standard">
      <style:graphic-properties draw:stroke="solid" svg:stroke-width="0.042cm" svg:stroke-color="#4677bf" draw:marker-end="EndMarker_5f_6" draw:marker-end-width="0.361cm" svg:stroke-opacity="100%" draw:stroke-linejoin="round" draw:fill="none" fo:padding-top="0.146cm" fo:padding-bottom="0.146cm" fo:padding-left="0.271cm" fo:padding-right="0.271cm"/>
    </style:style>
    <style:style style:name="gr17" style:family="graphic" style:parent-style-name="standard">
      <style:graphic-properties draw:stroke="solid" svg:stroke-width="0.042cm" svg:stroke-color="#4677bf" draw:marker-end="EndMarker_5f_7" draw:marker-end-width="0.361cm" svg:stroke-opacity="100%" draw:stroke-linejoin="round" draw:fill="none" fo:padding-top="0.146cm" fo:padding-bottom="0.146cm" fo:padding-left="0.271cm" fo:padding-right="0.271cm"/>
    </style:style>
    <style:style style:name="gr18" style:family="graphic" style:parent-style-name="standard">
      <style:graphic-properties draw:stroke="solid" svg:stroke-width="0.042cm" svg:stroke-color="#4677bf" draw:marker-end="EndMarker_5f_8" draw:marker-end-width="0.361cm" svg:stroke-opacity="100%" draw:stroke-linejoin="round" draw:fill="none" fo:padding-top="0.146cm" fo:padding-bottom="0.146cm" fo:padding-left="0.271cm" fo:padding-right="0.271cm"/>
    </style:style>
    <style:style style:name="gr19" style:family="graphic" style:parent-style-name="standard">
      <style:graphic-properties draw:stroke="none" svg:stroke-color="#000000" draw:fill="none" draw:fill-color="#ffffff" draw:textarea-vertical-align="middle" fo:min-height="0.597cm" fo:padding-top="0.071cm" fo:padding-bottom="0.071cm" fo:padding-left="0.071cm" fo:padding-right="0.071cm"/>
    </style:style>
    <style:style style:name="gr20" style:family="graphic" style:parent-style-name="standard">
      <style:graphic-properties draw:stroke="solid" svg:stroke-width="0.042cm" svg:stroke-color="#4677bf" draw:marker-end="EndMarker_5f_9" draw:marker-end-width="0.361cm" svg:stroke-opacity="100%" draw:stroke-linejoin="round" draw:fill="none" fo:padding-top="0.146cm" fo:padding-bottom="0.146cm" fo:padding-left="0.271cm" fo:padding-right="0.271cm"/>
    </style:style>
    <style:style style:name="gr21" style:family="graphic" style:parent-style-name="standard">
      <style:graphic-properties draw:stroke="solid" svg:stroke-width="0.042cm" svg:stroke-color="#4677bf" draw:marker-end="EndMarker_5f_10" draw:marker-end-width="0.361cm" svg:stroke-opacity="100%" draw:stroke-linejoin="round" draw:fill="none" fo:padding-top="0.146cm" fo:padding-bottom="0.146cm" fo:padding-left="0.271cm" fo:padding-right="0.271cm"/>
    </style:style>
    <style:style style:name="gr22" style:family="graphic" style:parent-style-name="standard">
      <style:graphic-properties draw:stroke="solid" svg:stroke-width="0.042cm" svg:stroke-color="#4677bf" draw:marker-end="EndMarker_5f_11" draw:marker-end-width="0.361cm" svg:stroke-opacity="100%" draw:stroke-linejoin="round" draw:fill="none" fo:padding-top="0.146cm" fo:padding-bottom="0.146cm" fo:padding-left="0.271cm" fo:padding-right="0.271cm"/>
    </style:style>
    <style:style style:name="P1" style:family="paragraph">
      <style:paragraph-properties fo:margin-left="0cm" fo:margin-right="0cm" fo:margin-top="0cm" fo:margin-bottom="0cm" fo:line-height="120%" fo:text-align="center" fo:text-indent="0cm"/>
    </style:style>
    <style:style style:name="P2" style:family="paragraph">
      <style:paragraph-properties fo:margin-left="0cm" fo:margin-right="0cm" fo:margin-top="0cm" fo:margin-bottom="0cm" fo:line-height="120%" fo:text-align="center" fo:text-indent="0cm"/>
      <style:text-properties fo:font-size="10.5pt" style:font-size-asian="10.5pt" style:font-size-complex="10.5pt"/>
    </style:style>
    <style:style style:name="P3" style:family="paragraph">
      <style:text-properties fo:font-size="10.5pt" style:font-size-asian="10.5pt" style:font-size-complex="10.5pt"/>
    </style:style>
    <style:style style:name="T1" style:family="text">
      <style:text-properties fo:color="#000000" fo:font-family="ArialCalibri" fo:font-size="11.1000003814697pt" style:font-family-asian="ArialCalibri" style:font-size-asian="11.1000003814697pt" style:font-family-complex="ArialCalibri" style:font-size-complex="11.1000003814697pt"/>
    </style:style>
    <style:style style:name="T2" style:family="text">
      <style:text-properties fo:color="#000000" fo:font-family="ArialCalibri" fo:font-size="10.5pt" style:font-family-asian="ArialCalibri" style:font-size-asian="10.5pt" style:font-family-complex="ArialCalibri"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297cm" svg:height="0.468cm" svg:x="2.35cm" svg:y="3.073cm">
          <draw:text-box>
            <text:p text:style-name="P1"><text:span text:style-name="T1">not ok </text:span></text:p>
          </draw:text-box>
        </draw:frame>
        <draw:polygon draw:style-name="gr2" draw:layer="layout" svg:width="8.973cm" svg:height="0.598cm" svg:x="0.025cm" svg:y="1.78cm" svg:viewBox="0 0 8974 599" draw:points="68,0 68,0 67,0 66,0 66,0 65,0 65,0 64,0 64,0 63,0 63,0 62,0 61,0 61,0 60,0 60,0 59,0 59,0 58,0 58,1 57,1 57,1 56,1 56,1 55,1 54,1 54,2 53,2 53,2 52,2 52,2 51,2 51,3 50,3 50,3 49,3 49,3 48,4 48,4 47,4 47,4 46,5 46,5 45,5 45,5 44,6 44,6 43,6 43,6 42,7 42,7 41,7 41,8 40,8 40,8 39,9 39,9 38,9 38,10 37,10 37,10 36,11 36,11 35,11 35,12 35,12 34,13 34,13 33,13 33,14 32,14 32,15 31,15 31,15 30,16 30,16 30,17 29,17 29,18 28,18 28,18 27,19 27,19 27,20 26,20 26,21 25,21 25,22 25,22 24,23 24,23 23,24 23,24 23,25 22,25 22,26 21,26 21,27 21,27 20,28 20,28 20,29 19,29 19,30 18,31 18,31 18,32 17,32 17,33 17,33 16,34 16,34 16,35 15,36 15,36 15,37 14,37 14,38 14,39 13,39 13,40 13,41 12,41 12,42 12,42 11,43 11,44 11,44 11,45 10,46 10,46 10,47 9,48 9,48 9,49 9,50 8,50 8,51 8,52 8,52 7,53 7,54 7,54 7,55 6,56 6,56 6,57 6,58 6,58 5,59 5,60 5,61 5,61 4,62 4,63 4,64 4,64 4,65 4,66 3,66 3,67 3,68 3,69 3,69 2,70 2,71 2,72 2,72 2,73 2,74 2,75 1,75 1,76 1,77 1,78 1,79 1,79 1,80 1,81 1,82 0,82 0,83 0,84 0,85 0,86 0,86 0,87 0,88 0,89 0,90 0,90 0,91 0,92 0,93 0,94 0,95 0,95 0,96 0,97 0,98 0,99 0,99 0,500 0,500 0,500 0,501 0,502 0,503 0,504 0,504 0,505 0,506 0,507 0,508 0,509 0,509 0,510 0,511 0,512 0,513 0,513 0,514 0,515 0,516 0,517 1,517 1,518 1,519 1,520 1,520 1,521 1,522 1,523 1,524 2,524 2,525 2,526 2,527 2,527 2,528 2,529 3,530 3,530 3,531 3,532 3,533 4,533 4,534 4,535 4,535 4,536 4,537 5,538 5,538 5,539 5,540 6,541 6,541 6,542 6,543 6,543 7,544 7,545 7,545 7,546 8,547 8,547 8,548 8,549 9,549 9,550 9,551 9,551 10,552 10,553 10,553 11,554 11,555 11,555 11,556 12,557 12,557 12,558 13,558 13,559 13,560 14,560 14,561 14,562 15,562 15,563 15,563 16,564 16,565 16,565 17,566 17,566 17,567 18,567 18,568 18,568 19,569 19,570 20,570 20,571 20,571 21,572 21,572 21,573 22,573 22,574 23,574 23,575 23,575 24,576 24,576 25,577 25,577 25,578 26,578 26,579 27,579 27,580 27,580 28,581 28,581 29,581 29,582 30,582 30,583 30,583 31,584 31,584 32,584 32,585 33,585 33,586 34,586 34,586 35,587 35,587 35,588 36,588 36,588 37,589 37,589 38,589 38,590 39,590 39,590 40,591 40,591 41,591 41,592 42,592 42,592 43,593 43,593 44,593 44,593 45,594 45,594 46,594 46,594 47,595 47,595 48,595 48,595 49,596 49,596 50,596 50,596 51,596 51,597 52,597 52,597 53,597 53,597 54,597 54,598 55,598 56,598 56,598 57,598 57,598 58,598 58,599 59,599 59,599 60,599 60,599 61,599 61,599 62,599 63,599 63,599 64,599 64,599 65,599 65,599 66,599 66,599 67,599 68,599 8906,599 8906,599 8907,599 8907,599 8908,599 8908,599 8909,599 8909,599 8910,599 8910,599 8911,599 8912,599 8912,599 8913,599 8913,599 8914,599 8914,599 8915,599 8915,599 8916,598 8917,598 8917,598 8918,598 8918,598 8919,598 8919,598 8920,597 8920,597 8921,597 8921,597 8922,597 8922,597 8923,596 8923,596 8924,596 8924,596 8925,596 8926,595 8926,595 8927,595 8927,595 8928,594 8928,594 8929,594 8929,594 8930,593 8930,593 8931,593 8931,593 8932,592 8932,592 8933,592 8933,591 8934,591 8934,591 8935,590 8935,590 8935,590 8936,589 8936,589 8937,589 8937,588 8938,588 8938,588 8939,587 8939,587 8940,586 8940,586 8941,586 8941,585 8941,585 8942,584 8942,584 8943,584 8943,583 8944,583 8944,582 8945,582 8945,581 8945,581 8946,581 8946,580 8947,580 8947,579 8948,579 8948,578 8948,578 8949,577 8949,577 8950,576 8950,576 8950,575 8951,575 8951,574 8952,574 8952,573 8952,573 8953,572 8953,572 8953,571 8954,571 8954,570 8955,570 8955,569 8955,568 8956,568 8956,567 8956,567 8957,566 8957,566 8957,565 8958,565 8958,564 8958,563 8959,563 8959,562 8959,562 8960,561 8960,560 8960,560 8961,559 8961,558 8961,558 8962,557 8962,557 8962,556 8963,555 8963,555 8963,554 8963,553 8964,553 8964,552 8964,551 8964,551 8965,550 8965,549 8965,549 8966,548 8966,547 8966,547 8966,546 8967,545 8967,545 8967,544 8967,543 8967,543 8968,542 8968,541 8968,541 8968,540 8969,539 8969,538 8969,538 8969,537 8969,536 8970,535 8970,535 8970,534 8970,533 8970,533 8970,532 8971,531 8971,530 8971,530 8971,529 8971,528 8971,527 8972,527 8972,526 8972,525 8972,524 8972,524 8972,523 8972,522 8972,521 8973,520 8973,520 8973,519 8973,518 8973,517 8973,517 8973,516 8973,515 8973,514 8973,513 8974,513 8974,512 8974,511 8974,510 8974,509 8974,509 8974,508 8974,507 8974,506 8974,505 8974,504 8974,504 8974,503 8974,502 8974,501 8974,500 8974,500 8974,99 8974,99 8974,99 8974,98 8974,97 8974,96 8974,95 8974,95 8974,94 8974,93 8974,92 8974,91 8974,90 8974,90 8974,89 8974,88 8974,87 8974,86 8973,86 8973,85 8973,84 8973,83 8973,82 8973,82 8973,81 8973,80 8973,79 8973,79 8972,78 8972,77 8972,76 8972,75 8972,75 8972,74 8972,73 8972,72 8971,72 8971,71 8971,70 8971,69 8971,69 8971,68 8970,67 8970,66 8970,66 8970,65 8970,64 8970,64 8969,63 8969,62 8969,61 8969,61 8969,60 8968,59 8968,58 8968,58 8968,57 8967,56 8967,56 8967,55 8967,54 8967,54 8966,53 8966,52 8966,52 8966,51 8965,50 8965,50 8965,49 8964,48 8964,48 8964,47 8964,46 8963,46 8963,45 8963,44 8963,44 8962,43 8962,42 8962,42 8961,41 8961,41 8961,40 8960,39 8960,39 8960,38 8959,37 8959,37 8959,36 8958,36 8958,35 8958,34 8957,34 8957,33 8957,33 8956,32 8956,32 8956,31 8955,31 8955,30 8955,29 8954,29 8954,28 8953,28 8953,27 8953,27 8952,26 8952,26 8952,25 8951,25 8951,24 8950,24 8950,23 8950,23 8949,22 8949,22 8948,21 8948,21 8948,20 8947,20 8947,19 8946,19 8946,18 8945,18 8945,18 8945,17 8944,17 8944,16 8943,16 8943,15 8942,15 8942,15 8941,14 8941,14 8941,13 8940,13 8940,13 8939,12 8939,12 8938,11 8938,11 8937,11 8937,10 8936,10 8936,10 8935,9 8935,9 8935,9 8934,8 8934,8 8933,8 8933,7 8932,7 8932,7 8931,6 8931,6 8930,6 8930,6 8929,5 8929,5 8928,5 8928,5 8927,4 8927,4 8926,4 8926,4 8925,3 8924,3 8924,3 8923,3 8923,3 8922,2 8922,2 8921,2 8921,2 8920,2 8920,2 8919,1 8919,1 8918,1 8918,1 8917,1 8917,1 8916,1 8915,0 8915,0 8914,0 8914,0 8913,0 8913,0 8912,0 8912,0 8911,0 8910,0 8910,0 8909,0 8909,0 8908,0 8908,0 8907,0 8907,0 8906,0">
          <text:p/>
        </draw:polygon>
        <draw:polyline draw:style-name="gr3" draw:layer="layout" svg:width="8.973cm" svg:height="0.598cm" svg:x="0.025cm" svg:y="1.78cm" svg:viewBox="0 0 8974 599" draw:points="68,0 68,0 67,0 66,0 66,0 65,0 65,0 64,0 64,0 63,0 63,0 62,0 61,0 61,0 60,0 60,0 59,0 59,0 58,0 58,1 57,1 57,1 56,1 56,1 55,1 54,1 54,2 53,2 53,2 52,2 52,2 51,2 51,3 50,3 50,3 49,3 49,3 48,4 48,4 47,4 47,4 46,5 46,5 45,5 45,5 44,6 44,6 43,6 43,6 42,7 42,7 41,7 41,8 40,8 40,8 39,9 39,9 38,9 38,10 37,10 37,10 36,11 36,11 35,11 35,12 35,12 34,13 34,13 33,13 33,14 32,14 32,15 31,15 31,15 30,16 30,16 30,17 29,17 29,18 28,18 28,18 27,19 27,19 27,20 26,20 26,21 25,21 25,22 25,22 24,23 24,23 23,24 23,24 23,25 22,25 22,26 21,26 21,27 21,27 20,28 20,28 20,29 19,29 19,30 18,31 18,31 18,32 17,32 17,33 17,33 16,34 16,34 16,35 15,36 15,36 15,37 14,37 14,38 14,39 13,39 13,40 13,41 12,41 12,42 12,42 11,43 11,44 11,44 11,45 10,46 10,46 10,47 9,48 9,48 9,49 9,50 8,50 8,51 8,52 8,52 7,53 7,54 7,54 7,55 6,56 6,56 6,57 6,58 6,58 5,59 5,60 5,61 5,61 4,62 4,63 4,64 4,64 4,65 4,66 3,66 3,67 3,68 3,69 3,69 2,70 2,71 2,72 2,72 2,73 2,74 2,75 1,75 1,76 1,77 1,78 1,79 1,79 1,80 1,81 1,82 0,82 0,83 0,84 0,85 0,86 0,86 0,87 0,88 0,89 0,90 0,90 0,91 0,92 0,93 0,94 0,95 0,95 0,96 0,97 0,98 0,99 0,99 0,500 0,500 0,500 0,501 0,502 0,503 0,504 0,504 0,505 0,506 0,507 0,508 0,509 0,509 0,510 0,511 0,512 0,513 0,513 0,514 0,515 0,516 0,517 1,517 1,518 1,519 1,520 1,520 1,521 1,522 1,523 1,524 2,524 2,525 2,526 2,527 2,527 2,528 2,529 3,530 3,530 3,531 3,532 3,533 4,533 4,534 4,535 4,535 4,536 4,537 5,538 5,538 5,539 5,540 6,541 6,541 6,542 6,543 6,543 7,544 7,545 7,545 7,546 8,547 8,547 8,548 8,549 9,549 9,550 9,551 9,551 10,552 10,553 10,553 11,554 11,555 11,555 11,556 12,557 12,557 12,558 13,558 13,559 13,560 14,560 14,561 14,562 15,562 15,563 15,563 16,564 16,565 16,565 17,566 17,566 17,567 18,567 18,568 18,568 19,569 19,570 20,570 20,571 20,571 21,572 21,572 21,573 22,573 22,574 23,574 23,575 23,575 24,576 24,576 25,577 25,577 25,578 26,578 26,579 27,579 27,580 27,580 28,581 28,581 29,581 29,582 30,582 30,583 30,583 31,584 31,584 32,584 32,585 33,585 33,586 34,586 34,586 35,587 35,587 35,588 36,588 36,588 37,589 37,589 38,589 38,590 39,590 39,590 40,591 40,591 41,591 41,592 42,592 42,592 43,593 43,593 44,593 44,593 45,594 45,594 46,594 46,594 47,595 47,595 48,595 48,595 49,596 49,596 50,596 50,596 51,596 51,597 52,597 52,597 53,597 53,597 54,597 54,598 55,598 56,598 56,598 57,598 57,598 58,598 58,599 59,599 59,599 60,599 60,599 61,599 61,599 62,599 63,599 63,599 64,599 64,599 65,599 65,599 66,599 66,599 67,599 68,599 8906,599 8906,599 8907,599 8907,599 8908,599 8908,599 8909,599 8909,599 8910,599 8910,599 8911,599 8912,599 8912,599 8913,599 8913,599 8914,599 8914,599 8915,599 8915,599 8916,598 8917,598 8917,598 8918,598 8918,598 8919,598 8919,598 8920,597 8920,597 8921,597 8921,597 8922,597 8922,597 8923,596 8923,596 8924,596 8924,596 8925,596 8926,595 8926,595 8927,595 8927,595 8928,594 8928,594 8929,594 8929,594 8930,593 8930,593 8931,593 8931,593 8932,592 8932,592 8933,592 8933,591 8934,591 8934,591 8935,590 8935,590 8935,590 8936,589 8936,589 8937,589 8937,588 8938,588 8938,588 8939,587 8939,587 8940,586 8940,586 8941,586 8941,585 8941,585 8942,584 8942,584 8943,584 8943,583 8944,583 8944,582 8945,582 8945,581 8945,581 8946,581 8946,580 8947,580 8947,579 8948,579 8948,578 8948,578 8949,577 8949,577 8950,576 8950,576 8950,575 8951,575 8951,574 8952,574 8952,573 8952,573 8953,572 8953,572 8953,571 8954,571 8954,570 8955,570 8955,569 8955,568 8956,568 8956,567 8956,567 8957,566 8957,566 8957,565 8958,565 8958,564 8958,563 8959,563 8959,562 8959,562 8960,561 8960,560 8960,560 8961,559 8961,558 8961,558 8962,557 8962,557 8962,556 8963,555 8963,555 8963,554 8963,553 8964,553 8964,552 8964,551 8964,551 8965,550 8965,549 8965,549 8966,548 8966,547 8966,547 8966,546 8967,545 8967,545 8967,544 8967,543 8967,543 8968,542 8968,541 8968,541 8968,540 8969,539 8969,538 8969,538 8969,537 8969,536 8970,535 8970,535 8970,534 8970,533 8970,533 8970,532 8971,531 8971,530 8971,530 8971,529 8971,528 8971,527 8972,527 8972,526 8972,525 8972,524 8972,524 8972,523 8972,522 8972,521 8973,520 8973,520 8973,519 8973,518 8973,517 8973,517 8973,516 8973,515 8973,514 8973,513 8974,513 8974,512 8974,511 8974,510 8974,509 8974,509 8974,508 8974,507 8974,506 8974,505 8974,504 8974,504 8974,503 8974,502 8974,501 8974,500 8974,500 8974,99 8974,99 8974,99 8974,98 8974,97 8974,96 8974,95 8974,95 8974,94 8974,93 8974,92 8974,91 8974,90 8974,90 8974,89 8974,88 8974,87 8974,86 8973,86 8973,85 8973,84 8973,83 8973,82 8973,82 8973,81 8973,80 8973,79 8973,79 8972,78 8972,77 8972,76 8972,75 8972,75 8972,74 8972,73 8972,72 8971,72 8971,71 8971,70 8971,69 8971,69 8971,68 8970,67 8970,66 8970,66 8970,65 8970,64 8970,64 8969,63 8969,62 8969,61 8969,61 8969,60 8968,59 8968,58 8968,58 8968,57 8967,56 8967,56 8967,55 8967,54 8967,54 8966,53 8966,52 8966,52 8966,51 8965,50 8965,50 8965,49 8964,48 8964,48 8964,47 8964,46 8963,46 8963,45 8963,44 8963,44 8962,43 8962,42 8962,42 8961,41 8961,41 8961,40 8960,39 8960,39 8960,38 8959,37 8959,37 8959,36 8958,36 8958,35 8958,34 8957,34 8957,33 8957,33 8956,32 8956,32 8956,31 8955,31 8955,30 8955,29 8954,29 8954,28 8953,28 8953,27 8953,27 8952,26 8952,26 8952,25 8951,25 8951,24 8950,24 8950,23 8950,23 8949,22 8949,22 8948,21 8948,21 8948,20 8947,20 8947,19 8946,19 8946,18 8945,18 8945,18 8945,17 8944,17 8944,16 8943,16 8943,15 8942,15 8942,15 8941,14 8941,14 8941,13 8940,13 8940,13 8939,12 8939,12 8938,11 8938,11 8937,11 8937,10 8936,10 8936,10 8935,9 8935,9 8935,9 8934,8 8934,8 8933,8 8933,7 8932,7 8932,7 8931,6 8931,6 8930,6 8930,6 8929,5 8929,5 8928,5 8928,5 8927,4 8927,4 8926,4 8926,4 8925,3 8924,3 8924,3 8923,3 8923,3 8922,2 8922,2 8921,2 8921,2 8920,2 8920,2 8919,1 8919,1 8918,1 8918,1 8917,1 8917,1 8916,1 8915,0 8915,0 8914,0 8914,0 8913,0 8913,0 8912,0 8912,0 8911,0 8910,0 8910,0 8909,0 8909,0 8908,0 8908,0 8907,0 8907,0 8906,0 68,0">
          <text:p/>
        </draw:polyline>
        <draw:frame draw:style-name="gr4" draw:layer="layout" svg:width="8.975cm" svg:height="0.6cm" svg:x="0.025cm" svg:y="1.78cm">
          <draw:text-box>
            <text:p text:style-name="P1"><text:span text:style-name="T1">Model validation </text:span></text:p>
          </draw:text-box>
        </draw:frame>
        <draw:polygon draw:style-name="gr2" draw:layer="layout" svg:width="8.973cm" svg:height="0.698cm" svg:x="0.025cm" svg:y="4.58cm" svg:viewBox="0 0 8974 699" draw:points="73,0 73,0 72,0 72,0 71,0 70,0 70,0 69,0 69,0 68,0 67,0 67,0 66,0 66,0 65,0 64,0 64,0 63,0 63,1 62,1 61,1 61,1 60,1 60,1 59,2 59,2 58,2 57,2 57,2 56,2 56,3 55,3 55,3 54,3 54,4 53,4 52,4 52,4 51,5 51,5 50,5 50,5 49,6 49,6 48,6 47,7 47,7 46,7 46,8 45,8 45,8 44,9 44,9 43,9 43,10 42,10 42,10 41,11 41,11 40,12 40,12 39,12 39,13 38,13 38,14 37,14 37,15 36,15 36,16 35,16 35,16 34,17 34,17 33,18 33,18 32,19 32,19 31,20 31,20 30,21 30,21 30,22 29,22 29,23 28,24 28,24 27,25 27,25 26,26 26,26 26,27 25,27 25,28 24,29 24,29 23,30 23,30 23,31 22,32 22,32 21,33 21,34 21,34 20,35 20,35 19,36 19,37 19,37 18,38 18,39 18,39 17,40 17,41 16,41 16,42 16,43 15,44 15,44 15,45 14,46 14,46 14,47 13,48 13,49 13,49 12,50 12,51 12,51 11,52 11,53 11,54 11,55 10,55 10,56 10,57 9,58 9,58 9,59 9,60 8,61 8,62 8,62 7,63 7,64 7,65 7,66 6,66 6,67 6,68 6,69 5,70 5,71 5,71 5,72 5,73 4,74 4,75 4,76 4,76 4,77 3,78 3,79 3,80 3,81 3,82 3,83 2,83 2,84 2,85 2,86 2,87 2,88 1,89 1,90 1,91 1,91 1,92 1,93 1,94 1,95 1,96 0,97 0,98 0,99 0,100 0,101 0,102 0,103 0,103 0,104 0,105 0,106 0,107 0,108 0,109 0,110 0,111 0,112 0,113 0,114 0,115 0,116 0,583 0,583 0,584 0,585 0,586 0,587 0,587 0,588 0,589 0,590 0,591 0,592 0,593 0,594 0,595 0,596 0,597 0,598 0,599 0,600 0,601 0,602 1,602 1,603 1,604 1,605 1,606 1,607 1,608 1,609 1,610 2,611 2,612 2,612 2,613 2,614 2,615 3,616 3,617 3,618 3,619 3,620 3,620 4,621 4,622 4,623 4,624 4,625 5,626 5,626 5,627 5,628 5,629 6,630 6,631 6,631 6,632 7,633 7,634 7,635 7,635 8,636 8,637 8,638 9,639 9,639 9,640 9,641 10,642 10,643 10,643 11,644 11,645 11,646 11,646 12,647 12,648 12,649 13,649 13,650 13,651 14,652 14,652 14,653 15,654 15,654 15,655 16,656 16,657 16,657 17,658 17,659 18,659 18,660 18,661 19,661 19,662 19,663 20,663 20,664 21,665 21,665 21,666 22,666 22,667 23,668 23,668 23,669 24,670 24,670 25,671 25,671 26,672 26,672 26,673 27,674 27,674 28,675 28,675 29,676 29,676 30,677 30,677 30,678 31,678 31,679 32,679 32,680 33,680 33,681 34,681 34,682 35,682 35,683 36,683 36,684 37,684 37,685 38,685 38,686 39,686 39,686 40,687 40,687 41,688 41,688 42,688 42,689 43,689 43,690 44,690 44,690 45,691 45,691 46,691 46,692 47,692 47,692 48,693 49,693 49,693 50,694 50,694 51,694 51,694 52,695 52,695 53,695 54,695 54,696 55,696 55,696 56,696 56,697 57,697 57,697 58,697 59,697 59,697 60,698 60,698 61,698 61,698 62,698 63,698 63,699 64,699 64,699 65,699 66,699 66,699 67,699 67,699 68,699 69,699 69,699 70,699 70,699 71,699 72,699 72,699 73,699 8901,699 8901,699 8902,699 8902,699 8903,699 8904,699 8904,699 8905,699 8905,699 8906,699 8907,699 8907,699 8908,699 8908,699 8909,699 8909,699 8910,699 8911,699 8911,698 8912,698 8912,698 8913,698 8914,698 8914,698 8915,697 8915,697 8916,697 8916,697 8917,697 8918,697 8918,696 8919,696 8919,696 8920,696 8920,695 8921,695 8921,695 8922,695 8923,694 8923,694 8924,694 8924,694 8925,693 8925,693 8926,693 8926,692 8927,692 8927,692 8928,691 8929,691 8929,691 8930,690 8930,690 8931,690 8931,689 8932,689 8932,688 8933,688 8933,688 8934,687 8934,687 8935,686 8935,686 8936,686 8936,685 8937,685 8937,684 8938,684 8938,683 8939,683 8939,682 8940,682 8940,681 8941,681 8941,680 8941,680 8942,679 8942,679 8943,678 8943,678 8944,677 8944,677 8945,676 8945,676 8946,675 8946,675 8946,674 8947,674 8947,673 8948,672 8948,672 8949,671 8949,671 8949,670 8950,670 8950,669 8951,668 8951,668 8952,667 8952,666 8952,666 8953,665 8953,665 8954,664 8954,663 8954,663 8955,662 8955,661 8955,661 8956,660 8956,659 8957,659 8957,658 8957,657 8958,657 8958,656 8958,655 8959,654 8959,654 8959,653 8960,652 8960,652 8960,651 8961,650 8961,649 8961,649 8962,648 8962,647 8962,646 8963,646 8963,645 8963,644 8963,643 8964,643 8964,642 8964,641 8965,640 8965,639 8965,639 8965,638 8966,637 8966,636 8966,635 8966,635 8967,634 8967,633 8967,632 8967,631 8968,631 8968,630 8968,629 8968,628 8969,627 8969,626 8969,626 8969,625 8969,624 8970,623 8970,622 8970,621 8970,620 8970,620 8971,619 8971,618 8971,617 8971,616 8971,615 8971,614 8972,613 8972,612 8972,612 8972,611 8972,610 8972,609 8972,608 8973,607 8973,606 8973,605 8973,604 8973,603 8973,602 8973,602 8973,601 8973,600 8973,599 8973,598 8974,597 8974,596 8974,595 8974,594 8974,593 8974,592 8974,591 8974,590 8974,589 8974,588 8974,587 8974,587 8974,586 8974,585 8974,584 8974,583 8974,116 8974,116 8974,115 8974,114 8974,113 8974,112 8974,111 8974,110 8974,109 8974,108 8974,107 8974,106 8974,105 8974,104 8974,103 8974,103 8974,102 8973,101 8973,100 8973,99 8973,98 8973,97 8973,96 8973,95 8973,94 8973,93 8973,92 8973,91 8972,91 8972,90 8972,89 8972,88 8972,87 8972,86 8972,85 8971,84 8971,83 8971,83 8971,82 8971,81 8971,80 8970,79 8970,78 8970,77 8970,76 8970,76 8969,75 8969,74 8969,73 8969,72 8969,71 8968,71 8968,70 8968,69 8968,68 8967,67 8967,66 8967,66 8967,65 8966,64 8966,63 8966,62 8966,62 8965,61 8965,60 8965,59 8965,58 8964,58 8964,57 8964,56 8963,55 8963,55 8963,54 8963,53 8962,52 8962,51 8962,51 8961,50 8961,49 8961,49 8960,48 8960,47 8960,46 8959,46 8959,45 8959,44 8958,44 8958,43 8958,42 8957,41 8957,41 8957,40 8956,39 8956,39 8955,38 8955,37 8955,37 8954,36 8954,35 8954,35 8953,34 8953,34 8952,33 8952,32 8952,32 8951,31 8951,30 8950,30 8950,29 8949,29 8949,28 8949,27 8948,27 8948,26 8947,26 8947,25 8946,25 8946,24 8946,24 8945,23 8945,22 8944,22 8944,21 8943,21 8943,20 8942,20 8942,19 8941,19 8941,18 8941,18 8940,17 8940,17 8939,16 8939,16 8938,16 8938,15 8937,15 8937,14 8936,14 8936,13 8935,13 8935,12 8934,12 8934,12 8933,11 8933,11 8932,10 8932,10 8931,10 8931,9 8930,9 8930,9 8929,8 8929,8 8928,8 8927,7 8927,7 8926,7 8926,6 8925,6 8925,6 8924,5 8924,5 8923,5 8923,5 8922,4 8921,4 8921,4 8920,4 8920,3 8919,3 8919,3 8918,3 8918,2 8917,2 8916,2 8916,2 8915,2 8915,2 8914,1 8914,1 8913,1 8912,1 8912,1 8911,1 8911,0 8910,0 8909,0 8909,0 8908,0 8908,0 8907,0 8907,0 8906,0 8905,0 8905,0 8904,0 8904,0 8903,0 8902,0 8902,0 8901,0">
          <text:p/>
        </draw:polygon>
        <draw:polyline draw:style-name="gr3" draw:layer="layout" svg:width="8.973cm" svg:height="0.698cm" svg:x="0.025cm" svg:y="4.58cm" svg:viewBox="0 0 8974 699" draw:points="73,0 73,0 72,0 72,0 71,0 70,0 70,0 69,0 69,0 68,0 67,0 67,0 66,0 66,0 65,0 64,0 64,0 63,0 63,1 62,1 61,1 61,1 60,1 60,1 59,2 59,2 58,2 57,2 57,2 56,2 56,3 55,3 55,3 54,3 54,4 53,4 52,4 52,4 51,5 51,5 50,5 50,5 49,6 49,6 48,6 47,7 47,7 46,7 46,8 45,8 45,8 44,9 44,9 43,9 43,10 42,10 42,10 41,11 41,11 40,12 40,12 39,12 39,13 38,13 38,14 37,14 37,15 36,15 36,16 35,16 35,16 34,17 34,17 33,18 33,18 32,19 32,19 31,20 31,20 30,21 30,21 30,22 29,22 29,23 28,24 28,24 27,25 27,25 26,26 26,26 26,27 25,27 25,28 24,29 24,29 23,30 23,30 23,31 22,32 22,32 21,33 21,34 21,34 20,35 20,35 19,36 19,37 19,37 18,38 18,39 18,39 17,40 17,41 16,41 16,42 16,43 15,44 15,44 15,45 14,46 14,46 14,47 13,48 13,49 13,49 12,50 12,51 12,51 11,52 11,53 11,54 11,55 10,55 10,56 10,57 9,58 9,58 9,59 9,60 8,61 8,62 8,62 7,63 7,64 7,65 7,66 6,66 6,67 6,68 6,69 5,70 5,71 5,71 5,72 5,73 4,74 4,75 4,76 4,76 4,77 3,78 3,79 3,80 3,81 3,82 3,83 2,83 2,84 2,85 2,86 2,87 2,88 1,89 1,90 1,91 1,91 1,92 1,93 1,94 1,95 1,96 0,97 0,98 0,99 0,100 0,101 0,102 0,103 0,103 0,104 0,105 0,106 0,107 0,108 0,109 0,110 0,111 0,112 0,113 0,114 0,115 0,116 0,583 0,583 0,584 0,585 0,586 0,587 0,587 0,588 0,589 0,590 0,591 0,592 0,593 0,594 0,595 0,596 0,597 0,598 0,599 0,600 0,601 0,602 1,602 1,603 1,604 1,605 1,606 1,607 1,608 1,609 1,610 2,611 2,612 2,612 2,613 2,614 2,615 3,616 3,617 3,618 3,619 3,620 3,620 4,621 4,622 4,623 4,624 4,625 5,626 5,626 5,627 5,628 5,629 6,630 6,631 6,631 6,632 7,633 7,634 7,635 7,635 8,636 8,637 8,638 9,639 9,639 9,640 9,641 10,642 10,643 10,643 11,644 11,645 11,646 11,646 12,647 12,648 12,649 13,649 13,650 13,651 14,652 14,652 14,653 15,654 15,654 15,655 16,656 16,657 16,657 17,658 17,659 18,659 18,660 18,661 19,661 19,662 19,663 20,663 20,664 21,665 21,665 21,666 22,666 22,667 23,668 23,668 23,669 24,670 24,670 25,671 25,671 26,672 26,672 26,673 27,674 27,674 28,675 28,675 29,676 29,676 30,677 30,677 30,678 31,678 31,679 32,679 32,680 33,680 33,681 34,681 34,682 35,682 35,683 36,683 36,684 37,684 37,685 38,685 38,686 39,686 39,686 40,687 40,687 41,688 41,688 42,688 42,689 43,689 43,690 44,690 44,690 45,691 45,691 46,691 46,692 47,692 47,692 48,693 49,693 49,693 50,694 50,694 51,694 51,694 52,695 52,695 53,695 54,695 54,696 55,696 55,696 56,696 56,697 57,697 57,697 58,697 59,697 59,697 60,698 60,698 61,698 61,698 62,698 63,698 63,699 64,699 64,699 65,699 66,699 66,699 67,699 67,699 68,699 69,699 69,699 70,699 70,699 71,699 72,699 72,699 73,699 8901,699 8901,699 8902,699 8902,699 8903,699 8904,699 8904,699 8905,699 8905,699 8906,699 8907,699 8907,699 8908,699 8908,699 8909,699 8909,699 8910,699 8911,699 8911,698 8912,698 8912,698 8913,698 8914,698 8914,698 8915,697 8915,697 8916,697 8916,697 8917,697 8918,697 8918,696 8919,696 8919,696 8920,696 8920,695 8921,695 8921,695 8922,695 8923,694 8923,694 8924,694 8924,694 8925,693 8925,693 8926,693 8926,692 8927,692 8927,692 8928,691 8929,691 8929,691 8930,690 8930,690 8931,690 8931,689 8932,689 8932,688 8933,688 8933,688 8934,687 8934,687 8935,686 8935,686 8936,686 8936,685 8937,685 8937,684 8938,684 8938,683 8939,683 8939,682 8940,682 8940,681 8941,681 8941,680 8941,680 8942,679 8942,679 8943,678 8943,678 8944,677 8944,677 8945,676 8945,676 8946,675 8946,675 8946,674 8947,674 8947,673 8948,672 8948,672 8949,671 8949,671 8949,670 8950,670 8950,669 8951,668 8951,668 8952,667 8952,666 8952,666 8953,665 8953,665 8954,664 8954,663 8954,663 8955,662 8955,661 8955,661 8956,660 8956,659 8957,659 8957,658 8957,657 8958,657 8958,656 8958,655 8959,654 8959,654 8959,653 8960,652 8960,652 8960,651 8961,650 8961,649 8961,649 8962,648 8962,647 8962,646 8963,646 8963,645 8963,644 8963,643 8964,643 8964,642 8964,641 8965,640 8965,639 8965,639 8965,638 8966,637 8966,636 8966,635 8966,635 8967,634 8967,633 8967,632 8967,631 8968,631 8968,630 8968,629 8968,628 8969,627 8969,626 8969,626 8969,625 8969,624 8970,623 8970,622 8970,621 8970,620 8970,620 8971,619 8971,618 8971,617 8971,616 8971,615 8971,614 8972,613 8972,612 8972,612 8972,611 8972,610 8972,609 8972,608 8973,607 8973,606 8973,605 8973,604 8973,603 8973,602 8973,602 8973,601 8973,600 8973,599 8973,598 8974,597 8974,596 8974,595 8974,594 8974,593 8974,592 8974,591 8974,590 8974,589 8974,588 8974,587 8974,587 8974,586 8974,585 8974,584 8974,583 8974,116 8974,116 8974,115 8974,114 8974,113 8974,112 8974,111 8974,110 8974,109 8974,108 8974,107 8974,106 8974,105 8974,104 8974,103 8974,103 8974,102 8973,101 8973,100 8973,99 8973,98 8973,97 8973,96 8973,95 8973,94 8973,93 8973,92 8973,91 8972,91 8972,90 8972,89 8972,88 8972,87 8972,86 8972,85 8971,84 8971,83 8971,83 8971,82 8971,81 8971,80 8970,79 8970,78 8970,77 8970,76 8970,76 8969,75 8969,74 8969,73 8969,72 8969,71 8968,71 8968,70 8968,69 8968,68 8967,67 8967,66 8967,66 8967,65 8966,64 8966,63 8966,62 8966,62 8965,61 8965,60 8965,59 8965,58 8964,58 8964,57 8964,56 8963,55 8963,55 8963,54 8963,53 8962,52 8962,51 8962,51 8961,50 8961,49 8961,49 8960,48 8960,47 8960,46 8959,46 8959,45 8959,44 8958,44 8958,43 8958,42 8957,41 8957,41 8957,40 8956,39 8956,39 8955,38 8955,37 8955,37 8954,36 8954,35 8954,35 8953,34 8953,34 8952,33 8952,32 8952,32 8951,31 8951,30 8950,30 8950,29 8949,29 8949,28 8949,27 8948,27 8948,26 8947,26 8947,25 8946,25 8946,24 8946,24 8945,23 8945,22 8944,22 8944,21 8943,21 8943,20 8942,20 8942,19 8941,19 8941,18 8941,18 8940,17 8940,17 8939,16 8939,16 8938,16 8938,15 8937,15 8937,14 8936,14 8936,13 8935,13 8935,12 8934,12 8934,12 8933,11 8933,11 8932,10 8932,10 8931,10 8931,9 8930,9 8930,9 8929,8 8929,8 8928,8 8927,7 8927,7 8926,7 8926,6 8925,6 8925,6 8924,5 8924,5 8923,5 8923,5 8922,4 8921,4 8921,4 8920,4 8920,3 8919,3 8919,3 8918,3 8918,2 8917,2 8916,2 8916,2 8915,2 8915,2 8914,1 8914,1 8913,1 8912,1 8912,1 8911,1 8911,0 8910,0 8909,0 8909,0 8908,0 8908,0 8907,0 8907,0 8906,0 8905,0 8905,0 8904,0 8904,0 8903,0 8902,0 8902,0 8901,0 73,0">
          <text:p/>
        </draw:polyline>
        <draw:frame draw:style-name="gr5" draw:text-style-name="P3" draw:layer="layout" svg:width="8.975cm" svg:height="0.7cm" svg:x="0.025cm" svg:y="4.58cm">
          <draw:text-box>
            <text:p text:style-name="P2"><text:span text:style-name="T2">Model transformation towards implementation model </text:span></text:p>
          </draw:text-box>
        </draw:frame>
        <draw:polygon draw:style-name="gr6" draw:layer="layout" svg:width="3.473cm" svg:height="0.999cm" svg:x="0.025cm" svg:y="0.025cm" svg:viewBox="0 0 3474 1000" draw:points="235,0 0,1000 3239,1000 3474,0">
          <text:p/>
        </draw:polygon>
        <draw:polyline draw:style-name="gr3" draw:layer="layout" svg:width="3.473cm" svg:height="0.999cm" svg:x="0.025cm" svg:y="0.025cm" svg:viewBox="0 0 3474 1000" draw:points="235,0 0,1000 3239,1000 3474,0 235,0">
          <text:p/>
        </draw:polyline>
        <draw:frame draw:style-name="gr7" draw:text-style-name="P3" draw:layer="layout" svg:width="3.475cm" svg:height="1.047cm" svg:x="0.025cm" svg:y="0.002cm">
          <draw:text-box>
            <text:p text:style-name="P2"><text:span text:style-name="T2">Component model (with behavior) </text:span></text:p>
          </draw:text-box>
        </draw:frame>
        <draw:polygon draw:style-name="gr6" draw:layer="layout" svg:width="2.499cm" svg:height="0.999cm" svg:x="3.7cm" svg:y="0.025cm" svg:viewBox="0 0 2500 1000" draw:points="167,0 0,1000 2332,1000 2500,0">
          <text:p/>
        </draw:polygon>
        <draw:polyline draw:style-name="gr3" draw:layer="layout" svg:width="2.499cm" svg:height="0.999cm" svg:x="3.7cm" svg:y="0.025cm" svg:viewBox="0 0 2500 1000" draw:points="167,0 0,1000 2332,1000 2500,0 167,0">
          <text:p/>
        </draw:polyline>
        <draw:frame draw:style-name="gr7" draw:text-style-name="P3" draw:layer="layout" svg:width="2.5cm" svg:height="1.047cm" svg:x="3.7cm" svg:y="0.002cm">
          <draw:text-box>
            <text:p text:style-name="P2"><text:span text:style-name="T2">Platform model </text:span></text:p>
          </draw:text-box>
        </draw:frame>
        <draw:polygon draw:style-name="gr6" draw:layer="layout" svg:width="2.499cm" svg:height="0.999cm" svg:x="6.5cm" svg:y="0.025cm" svg:viewBox="0 0 2500 1000" draw:points="167,0 0,1000 2332,1000 2500,0">
          <text:p/>
        </draw:polygon>
        <draw:polyline draw:style-name="gr3" draw:layer="layout" svg:width="2.499cm" svg:height="0.999cm" svg:x="6.5cm" svg:y="0.025cm" svg:viewBox="0 0 2500 1000" draw:points="167,0 0,1000 2332,1000 2500,0 167,0">
          <text:p/>
        </draw:polyline>
        <draw:frame draw:style-name="gr7" draw:text-style-name="P3" draw:layer="layout" svg:width="2.5cm" svg:height="1.047cm" svg:x="6.5cm" svg:y="0.002cm">
          <draw:text-box>
            <text:p text:style-name="P2"><text:span text:style-name="T2">Deployment model </text:span></text:p>
          </draw:text-box>
        </draw:frame>
        <draw:polygon draw:style-name="gr6" draw:layer="layout" svg:width="8.973cm" svg:height="0.693cm" svg:x="0.025cm" svg:y="6.055cm" svg:viewBox="0 0 8974 694" draw:points="116,0 0,694 8857,694 8974,0">
          <text:p/>
        </draw:polygon>
        <draw:polyline draw:style-name="gr3" draw:layer="layout" svg:width="8.973cm" svg:height="0.693cm" svg:x="0.025cm" svg:y="6.055cm" svg:viewBox="0 0 8974 694" draw:points="116,0 0,694 8857,694 8974,0 116,0">
          <text:p/>
        </draw:polyline>
        <draw:frame draw:style-name="gr8" draw:text-style-name="P3" draw:layer="layout" svg:width="8.975cm" svg:height="0.694cm" svg:x="0.025cm" svg:y="6.055cm">
          <draw:text-box>
            <text:p text:style-name="P2"><text:span text:style-name="T2">Implementation model </text:span></text:p>
          </draw:text-box>
        </draw:frame>
        <draw:polygon draw:style-name="gr2" draw:layer="layout" svg:width="0.699cm" svg:height="0.673cm" svg:x="4.45cm" svg:y="3.204cm" svg:viewBox="0 0 700 674" draw:points="0,337 349,0 700,337 349,674">
          <text:p/>
        </draw:polygon>
        <draw:polyline draw:style-name="gr9" draw:layer="layout" svg:width="0.699cm" svg:height="0.673cm" svg:x="4.45cm" svg:y="3.204cm" svg:viewBox="0 0 700 674" draw:points="0,337 349,0 700,337 349,674 0,337">
          <text:p/>
        </draw:polyline>
        <draw:frame draw:style-name="gr10" draw:layer="layout" svg:width="0.583cm" svg:height="1.079cm" svg:x="4.508cm" svg:y="3.003cm">
          <draw:text-box>
            <text:p/>
          </draw:text-box>
        </draw:frame>
        <draw:line draw:style-name="gr11" draw:layer="layout" svg:x1="4.8cm" svg:y1="2.38cm" svg:x2="4.8cm" svg:y2="3.204cm">
          <text:p/>
        </draw:line>
        <draw:line draw:style-name="gr12" draw:layer="layout" svg:x1="4.8cm" svg:y1="3.879cm" svg:x2="4.8cm" svg:y2="4.58cm">
          <text:p/>
        </draw:line>
        <draw:line draw:style-name="gr13" draw:layer="layout" svg:x1="4.85cm" svg:y1="1.025cm" svg:x2="4.85cm" svg:y2="1.779cm">
          <text:p/>
        </draw:line>
        <draw:line draw:style-name="gr14" draw:layer="layout" svg:x1="7.8cm" svg:y1="1.025cm" svg:x2="7.8cm" svg:y2="1.779cm">
          <text:p/>
        </draw:line>
        <draw:line draw:style-name="gr15" draw:layer="layout" svg:x1="1.8cm" svg:y1="1.025cm" svg:x2="1.8cm" svg:y2="1.779cm">
          <text:p/>
        </draw:line>
        <draw:line draw:style-name="gr16" draw:layer="layout" svg:x1="4.8cm" svg:y1="5.28cm" svg:x2="4.8cm" svg:y2="6.054cm">
          <text:p/>
        </draw:line>
        <draw:polyline draw:style-name="gr17" draw:layer="layout" svg:width="1.353cm" svg:height="4.351cm" svg:x="8.945cm" svg:y="2.063cm" svg:viewBox="0 0 1354 4352" draw:points="0,4352 754,4352 754,0 1354,0">
          <text:p/>
        </draw:polyline>
        <draw:polyline draw:style-name="gr18" draw:layer="layout" svg:width="0.649cm" svg:height="1.16cm" svg:x="3.8cm" svg:y="2.38cm" svg:viewBox="0 0 650 1161" draw:points="650,1161 0,1161 0,0">
          <text:p/>
        </draw:polyline>
        <draw:frame draw:style-name="gr1" draw:layer="layout" svg:width="0.789cm" svg:height="0.468cm" svg:x="5.307cm" svg:y="3.556cm">
          <draw:text-box>
            <text:p text:style-name="P1"><text:span text:style-name="T1">ok </text:span></text:p>
          </draw:text-box>
        </draw:frame>
        <draw:polygon draw:style-name="gr2" draw:layer="layout" svg:width="8.999cm" svg:height="0.599cm" svg:x="10.3cm" svg:y="1.78cm" svg:viewBox="0 0 9000 600" draw:points="78,0 78,0 78,0 77,0 77,0 76,0 75,0 75,0 74,0 73,0 73,0 72,0 71,0 71,0 70,0 69,0 69,0 68,0 68,0 67,1 66,1 66,1 65,1 64,1 64,1 63,1 63,2 62,2 61,2 61,2 60,2 59,2 59,3 58,3 58,3 57,3 56,3 56,4 55,4 55,4 54,4 53,5 53,5 52,5 52,5 51,6 51,6 50,6 49,6 49,7 48,7 48,7 47,8 47,8 46,8 45,9 45,9 44,9 44,10 43,10 43,10 42,11 42,11 41,11 41,12 40,12 39,12 39,13 38,13 38,14 37,14 37,14 36,15 36,15 35,16 35,16 34,17 34,17 33,17 33,18 32,18 32,19 31,19 31,20 30,20 30,21 29,21 29,22 28,22 28,23 28,23 27,24 27,24 26,25 26,25 25,26 25,26 24,27 24,27 23,28 23,28 23,29 22,29 22,30 21,30 21,31 21,32 20,32 20,33 19,33 19,34 18,34 18,35 18,36 17,36 17,37 17,37 16,38 16,39 15,39 15,40 15,40 14,41 14,42 14,42 13,43 13,44 13,44 12,45 12,46 12,46 11,47 11,47 11,48 10,49 10,49 10,50 9,51 9,51 9,52 9,53 8,54 8,54 8,55 7,56 7,56 7,57 7,58 6,58 6,59 6,60 6,61 5,61 5,62 5,63 5,63 5,64 4,65 4,66 4,66 4,67 4,68 3,69 3,69 3,70 3,71 3,72 2,72 2,73 2,74 2,75 2,75 2,76 2,77 1,78 1,79 1,79 1,80 1,81 1,82 1,83 1,83 0,84 0,85 0,86 0,87 0,87 0,88 0,89 0,90 0,91 0,91 0,92 0,93 0,94 0,95 0,95 0,96 0,97 0,98 0,99 0,100 0,499 0,499 0,500 0,501 0,502 0,503 0,504 0,504 0,505 0,506 0,507 0,508 0,508 0,509 0,510 0,511 0,512 0,512 0,513 0,514 0,515 1,516 1,516 1,517 1,518 1,519 1,520 1,520 1,521 2,522 2,523 2,524 2,524 2,525 2,526 2,527 3,527 3,528 3,529 3,530 3,530 4,531 4,532 4,533 4,533 4,534 5,535 5,536 5,536 5,537 5,538 6,538 6,539 6,540 6,541 7,541 7,542 7,543 7,543 8,544 8,545 8,545 9,546 9,547 9,548 9,548 10,549 10,550 10,550 11,551 11,552 11,552 12,553 12,553 12,554 13,555 13,555 13,556 14,557 14,557 14,558 15,559 15,559 15,560 16,560 16,561 17,562 17,562 17,563 18,563 18,564 18,565 19,565 19,566 20,566 20,567 21,567 21,568 21,569 22,569 22,570 23,570 23,571 23,571 24,572 24,572 25,573 25,573 26,574 26,574 27,575 27,575 28,576 28,576 28,577 29,577 29,578 30,578 30,579 31,579 31,580 32,580 32,581 33,581 33,582 34,582 34,582 35,583 35,583 36,584 36,584 37,585 37,585 38,585 38,586 39,586 39,587 40,587 41,587 41,588 42,588 42,588 43,589 43,589 44,589 44,590 45,590 45,590 46,591 47,591 47,591 48,592 48,592 49,592 49,593 50,593 51,593 51,593 52,594 52,594 53,594 53,594 54,595 55,595 55,595 56,595 56,596 57,596 58,596 58,596 59,596 59,597 60,597 61,597 61,597 62,597 63,597 63,598 64,598 64,598 65,598 66,598 66,598 67,598 68,599 68,599 69,599 69,599 70,599 71,599 71,599 72,599 73,599 73,599 74,599 75,599 75,599 76,599 77,599 77,599 78,599 78,600 8921,600 8921,600 8921,599 8922,599 8922,599 8923,599 8924,599 8924,599 8925,599 8926,599 8926,599 8927,599 8928,599 8928,599 8929,599 8930,599 8930,599 8931,599 8931,599 8932,598 8933,598 8933,598 8934,598 8935,598 8935,598 8936,598 8936,597 8937,597 8938,597 8938,597 8939,597 8940,597 8940,596 8941,596 8941,596 8942,596 8943,596 8943,595 8944,595 8944,595 8945,595 8946,594 8946,594 8947,594 8947,594 8948,593 8948,593 8949,593 8950,593 8950,592 8951,592 8951,592 8952,591 8952,591 8953,591 8954,590 8954,590 8955,590 8955,589 8956,589 8956,589 8957,588 8957,588 8958,588 8958,587 8959,587 8960,587 8960,586 8961,586 8961,585 8962,585 8962,585 8963,584 8963,584 8964,583 8964,583 8965,582 8965,582 8966,582 8966,581 8967,581 8967,580 8968,580 8968,579 8969,579 8969,578 8970,578 8970,577 8971,577 8971,576 8971,576 8972,575 8972,575 8973,574 8973,574 8974,573 8974,573 8975,572 8975,572 8976,571 8976,571 8976,570 8977,570 8977,569 8978,569 8978,568 8978,567 8979,567 8979,566 8980,566 8980,565 8981,565 8981,564 8981,563 8982,563 8982,562 8982,562 8983,561 8983,560 8984,560 8984,559 8984,559 8985,558 8985,557 8985,557 8986,556 8986,555 8986,555 8987,554 8987,553 8987,553 8988,552 8988,552 8988,551 8989,550 8989,550 8989,549 8990,548 8990,548 8990,547 8990,546 8991,545 8991,545 8991,544 8992,543 8992,543 8992,542 8992,541 8993,541 8993,540 8993,539 8993,538 8994,538 8994,537 8994,536 8994,536 8994,535 8995,534 8995,533 8995,533 8995,532 8995,531 8996,530 8996,530 8996,529 8996,528 8996,527 8997,527 8997,526 8997,525 8997,524 8997,524 8997,523 8997,522 8998,521 8998,520 8998,520 8998,519 8998,518 8998,517 8998,516 8998,516 8999,515 8999,514 8999,513 8999,512 8999,512 8999,511 8999,510 8999,509 8999,508 8999,508 8999,507 8999,506 8999,505 8999,504 8999,504 8999,503 8999,502 8999,501 8999,500 9000,499 9000,100 8999,100 8999,99 8999,98 8999,97 8999,96 8999,95 8999,95 8999,94 8999,93 8999,92 8999,91 8999,91 8999,90 8999,89 8999,88 8999,87 8999,87 8999,86 8999,85 8999,84 8998,83 8998,83 8998,82 8998,81 8998,80 8998,79 8998,79 8998,78 8997,77 8997,76 8997,75 8997,75 8997,74 8997,73 8997,72 8996,72 8996,71 8996,70 8996,69 8996,69 8995,68 8995,67 8995,66 8995,66 8995,65 8994,64 8994,63 8994,63 8994,62 8994,61 8993,61 8993,60 8993,59 8993,58 8992,58 8992,57 8992,56 8992,56 8991,55 8991,54 8991,54 8990,53 8990,52 8990,51 8990,51 8989,50 8989,49 8989,49 8988,48 8988,47 8988,47 8987,46 8987,46 8987,45 8986,44 8986,44 8986,43 8985,42 8985,42 8985,41 8984,40 8984,40 8984,39 8983,39 8983,38 8982,37 8982,37 8982,36 8981,36 8981,35 8981,34 8980,34 8980,33 8979,33 8979,32 8978,32 8978,31 8978,30 8977,30 8977,29 8976,29 8976,28 8976,28 8975,27 8975,27 8974,26 8974,26 8973,25 8973,25 8972,24 8972,24 8971,23 8971,23 8971,22 8970,22 8970,21 8969,21 8969,20 8968,20 8968,19 8967,19 8967,18 8966,18 8966,17 8965,17 8965,17 8964,16 8964,16 8963,15 8963,15 8962,14 8962,14 8961,14 8961,13 8960,13 8960,12 8959,12 8958,12 8958,11 8957,11 8957,11 8956,10 8956,10 8955,10 8955,9 8954,9 8954,9 8953,8 8952,8 8952,8 8951,7 8951,7 8950,7 8950,6 8949,6 8948,6 8948,6 8947,5 8947,5 8946,5 8946,5 8945,4 8944,4 8944,4 8943,4 8943,3 8942,3 8941,3 8941,3 8940,3 8940,2 8939,2 8938,2 8938,2 8937,2 8936,2 8936,1 8935,1 8935,1 8934,1 8933,1 8933,1 8932,1 8931,0 8931,0 8930,0 8930,0 8929,0 8928,0 8928,0 8927,0 8926,0 8926,0 8925,0 8924,0 8924,0 8923,0 8922,0 8922,0 8921,0 8921,0">
          <text:p/>
        </draw:polygon>
        <draw:polyline draw:style-name="gr3" draw:layer="layout" svg:width="8.999cm" svg:height="0.599cm" svg:x="10.3cm" svg:y="1.78cm" svg:viewBox="0 0 9000 600" draw:points="78,0 78,0 78,0 77,0 77,0 76,0 75,0 75,0 74,0 73,0 73,0 72,0 71,0 71,0 70,0 69,0 69,0 68,0 68,0 67,1 66,1 66,1 65,1 64,1 64,1 63,1 63,2 62,2 61,2 61,2 60,2 59,2 59,3 58,3 58,3 57,3 56,3 56,4 55,4 55,4 54,4 53,5 53,5 52,5 52,5 51,6 51,6 50,6 49,6 49,7 48,7 48,7 47,8 47,8 46,8 45,9 45,9 44,9 44,10 43,10 43,10 42,11 42,11 41,11 41,12 40,12 39,12 39,13 38,13 38,14 37,14 37,14 36,15 36,15 35,16 35,16 34,17 34,17 33,17 33,18 32,18 32,19 31,19 31,20 30,20 30,21 29,21 29,22 28,22 28,23 28,23 27,24 27,24 26,25 26,25 25,26 25,26 24,27 24,27 23,28 23,28 23,29 22,29 22,30 21,30 21,31 21,32 20,32 20,33 19,33 19,34 18,34 18,35 18,36 17,36 17,37 17,37 16,38 16,39 15,39 15,40 15,40 14,41 14,42 14,42 13,43 13,44 13,44 12,45 12,46 12,46 11,47 11,47 11,48 10,49 10,49 10,50 9,51 9,51 9,52 9,53 8,54 8,54 8,55 7,56 7,56 7,57 7,58 6,58 6,59 6,60 6,61 5,61 5,62 5,63 5,63 5,64 4,65 4,66 4,66 4,67 4,68 3,69 3,69 3,70 3,71 3,72 2,72 2,73 2,74 2,75 2,75 2,76 2,77 1,78 1,79 1,79 1,80 1,81 1,82 1,83 1,83 0,84 0,85 0,86 0,87 0,87 0,88 0,89 0,90 0,91 0,91 0,92 0,93 0,94 0,95 0,95 0,96 0,97 0,98 0,99 0,100 0,499 0,499 0,500 0,501 0,502 0,503 0,504 0,504 0,505 0,506 0,507 0,508 0,508 0,509 0,510 0,511 0,512 0,512 0,513 0,514 0,515 1,516 1,516 1,517 1,518 1,519 1,520 1,520 1,521 2,522 2,523 2,524 2,524 2,525 2,526 2,527 3,527 3,528 3,529 3,530 3,530 4,531 4,532 4,533 4,533 4,534 5,535 5,536 5,536 5,537 5,538 6,538 6,539 6,540 6,541 7,541 7,542 7,543 7,543 8,544 8,545 8,545 9,546 9,547 9,548 9,548 10,549 10,550 10,550 11,551 11,552 11,552 12,553 12,553 12,554 13,555 13,555 13,556 14,557 14,557 14,558 15,559 15,559 15,560 16,560 16,561 17,562 17,562 17,563 18,563 18,564 18,565 19,565 19,566 20,566 20,567 21,567 21,568 21,569 22,569 22,570 23,570 23,571 23,571 24,572 24,572 25,573 25,573 26,574 26,574 27,575 27,575 28,576 28,576 28,577 29,577 29,578 30,578 30,579 31,579 31,580 32,580 32,581 33,581 33,582 34,582 34,582 35,583 35,583 36,584 36,584 37,585 37,585 38,585 38,586 39,586 39,587 40,587 41,587 41,588 42,588 42,588 43,589 43,589 44,589 44,590 45,590 45,590 46,591 47,591 47,591 48,592 48,592 49,592 49,593 50,593 51,593 51,593 52,594 52,594 53,594 53,594 54,595 55,595 55,595 56,595 56,596 57,596 58,596 58,596 59,596 59,597 60,597 61,597 61,597 62,597 63,597 63,598 64,598 64,598 65,598 66,598 66,598 67,598 68,599 68,599 69,599 69,599 70,599 71,599 71,599 72,599 73,599 73,599 74,599 75,599 75,599 76,599 77,599 77,599 78,599 78,600 8921,600 8921,600 8921,599 8922,599 8922,599 8923,599 8924,599 8924,599 8925,599 8926,599 8926,599 8927,599 8928,599 8928,599 8929,599 8930,599 8930,599 8931,599 8931,599 8932,598 8933,598 8933,598 8934,598 8935,598 8935,598 8936,598 8936,597 8937,597 8938,597 8938,597 8939,597 8940,597 8940,596 8941,596 8941,596 8942,596 8943,596 8943,595 8944,595 8944,595 8945,595 8946,594 8946,594 8947,594 8947,594 8948,593 8948,593 8949,593 8950,593 8950,592 8951,592 8951,592 8952,591 8952,591 8953,591 8954,590 8954,590 8955,590 8955,589 8956,589 8956,589 8957,588 8957,588 8958,588 8958,587 8959,587 8960,587 8960,586 8961,586 8961,585 8962,585 8962,585 8963,584 8963,584 8964,583 8964,583 8965,582 8965,582 8966,582 8966,581 8967,581 8967,580 8968,580 8968,579 8969,579 8969,578 8970,578 8970,577 8971,577 8971,576 8971,576 8972,575 8972,575 8973,574 8973,574 8974,573 8974,573 8975,572 8975,572 8976,571 8976,571 8976,570 8977,570 8977,569 8978,569 8978,568 8978,567 8979,567 8979,566 8980,566 8980,565 8981,565 8981,564 8981,563 8982,563 8982,562 8982,562 8983,561 8983,560 8984,560 8984,559 8984,559 8985,558 8985,557 8985,557 8986,556 8986,555 8986,555 8987,554 8987,553 8987,553 8988,552 8988,552 8988,551 8989,550 8989,550 8989,549 8990,548 8990,548 8990,547 8990,546 8991,545 8991,545 8991,544 8992,543 8992,543 8992,542 8992,541 8993,541 8993,540 8993,539 8993,538 8994,538 8994,537 8994,536 8994,536 8994,535 8995,534 8995,533 8995,533 8995,532 8995,531 8996,530 8996,530 8996,529 8996,528 8996,527 8997,527 8997,526 8997,525 8997,524 8997,524 8997,523 8997,522 8998,521 8998,520 8998,520 8998,519 8998,518 8998,517 8998,516 8998,516 8999,515 8999,514 8999,513 8999,512 8999,512 8999,511 8999,510 8999,509 8999,508 8999,508 8999,507 8999,506 8999,505 8999,504 8999,504 8999,503 8999,502 8999,501 8999,500 9000,499 9000,100 8999,100 8999,99 8999,98 8999,97 8999,96 8999,95 8999,95 8999,94 8999,93 8999,92 8999,91 8999,91 8999,90 8999,89 8999,88 8999,87 8999,87 8999,86 8999,85 8999,84 8998,83 8998,83 8998,82 8998,81 8998,80 8998,79 8998,79 8998,78 8997,77 8997,76 8997,75 8997,75 8997,74 8997,73 8997,72 8996,72 8996,71 8996,70 8996,69 8996,69 8995,68 8995,67 8995,66 8995,66 8995,65 8994,64 8994,63 8994,63 8994,62 8994,61 8993,61 8993,60 8993,59 8993,58 8992,58 8992,57 8992,56 8992,56 8991,55 8991,54 8991,54 8990,53 8990,52 8990,51 8990,51 8989,50 8989,49 8989,49 8988,48 8988,47 8988,47 8987,46 8987,46 8987,45 8986,44 8986,44 8986,43 8985,42 8985,42 8985,41 8984,40 8984,40 8984,39 8983,39 8983,38 8982,37 8982,37 8982,36 8981,36 8981,35 8981,34 8980,34 8980,33 8979,33 8979,32 8978,32 8978,31 8978,30 8977,30 8977,29 8976,29 8976,28 8976,28 8975,27 8975,27 8974,26 8974,26 8973,25 8973,25 8972,24 8972,24 8971,23 8971,23 8971,22 8970,22 8970,21 8969,21 8969,20 8968,20 8968,19 8967,19 8967,18 8966,18 8966,17 8965,17 8965,17 8964,16 8964,16 8963,15 8963,15 8962,14 8962,14 8961,14 8961,13 8960,13 8960,12 8959,12 8958,12 8958,11 8957,11 8957,11 8956,10 8956,10 8955,10 8955,9 8954,9 8954,9 8953,8 8952,8 8952,8 8951,7 8951,7 8950,7 8950,6 8949,6 8948,6 8948,6 8947,5 8947,5 8946,5 8946,5 8945,4 8944,4 8944,4 8943,4 8943,3 8942,3 8941,3 8941,3 8940,3 8940,2 8939,2 8938,2 8938,2 8937,2 8936,2 8936,1 8935,1 8935,1 8934,1 8933,1 8933,1 8932,1 8931,0 8931,0 8930,0 8930,0 8929,0 8928,0 8928,0 8927,0 8926,0 8926,0 8925,0 8924,0 8924,0 8923,0 8922,0 8922,0 8921,0 8921,0 78,0">
          <text:p/>
        </draw:polyline>
        <draw:frame draw:style-name="gr4" draw:text-style-name="P3" draw:layer="layout" svg:width="9cm" svg:height="0.6cm" svg:x="10.3cm" svg:y="1.78cm">
          <draw:text-box>
            <text:p text:style-name="P2"><text:span text:style-name="T2">Code generation </text:span></text:p>
          </draw:text-box>
        </draw:frame>
        <draw:polygon draw:style-name="gr2" draw:layer="layout" svg:width="8.999cm" svg:height="0.698cm" svg:x="10.3cm" svg:y="4.58cm" svg:viewBox="0 0 9000 699" draw:points="77,0 77,0 76,0 75,0 75,0 74,0 73,0 73,0 72,0 72,0 71,0 70,0 70,0 69,0 68,0 68,0 67,0 67,0 66,1 65,1 65,1 64,1 64,1 63,1 62,2 62,2 61,2 61,2 60,2 59,2 59,3 58,3 58,3 57,3 56,4 56,4 55,4 55,4 54,5 53,5 53,5 52,5 52,6 51,6 51,6 50,7 49,7 49,7 48,8 48,8 47,8 47,9 46,9 46,9 45,10 44,10 44,11 43,11 43,11 42,12 42,12 41,13 41,13 40,13 40,14 39,14 39,15 38,15 38,16 37,16 37,17 36,17 36,17 35,18 35,18 34,19 34,19 33,20 33,20 32,21 32,22 31,22 31,23 30,23 30,24 29,24 29,25 28,25 28,26 27,26 27,27 26,28 26,28 26,29 25,29 25,30 24,31 24,31 23,32 23,32 23,33 22,34 22,34 21,35 21,36 20,36 20,37 20,38 19,38 19,39 18,40 18,40 18,41 17,42 17,42 17,43 16,44 16,44 15,45 15,46 15,47 14,47 14,48 14,49 13,50 13,50 13,51 12,52 12,53 12,53 11,54 11,55 11,56 10,56 10,57 10,58 10,59 9,59 9,60 9,61 8,62 8,63 8,63 8,64 7,65 7,66 7,67 7,68 6,68 6,69 6,70 6,71 5,72 5,73 5,73 5,74 4,75 4,76 4,77 4,78 4,79 3,79 3,80 3,81 3,82 3,83 3,84 2,85 2,86 2,86 2,87 2,88 2,89 1,90 1,91 1,92 1,93 1,94 1,95 1,95 1,96 1,97 0,98 0,99 0,100 0,101 0,102 0,103 0,104 0,105 0,106 0,107 0,108 0,109 0,110 0,110 0,111 0,112 0,113 0,114 0,115 0,116 0,583 0,583 0,584 0,585 0,586 0,587 0,588 0,589 0,589 0,590 0,591 0,592 0,593 0,594 0,595 0,596 0,597 0,598 0,599 0,600 0,601 1,602 1,603 1,604 1,604 1,605 1,606 1,607 1,608 1,609 2,610 2,611 2,612 2,613 2,613 2,614 3,615 3,616 3,617 3,618 3,619 3,620 4,620 4,621 4,622 4,623 4,624 5,625 5,626 5,626 5,627 6,628 6,629 6,630 6,631 7,631 7,632 7,633 7,634 8,635 8,636 8,636 8,637 9,638 9,639 9,640 10,640 10,641 10,642 10,643 11,643 11,644 11,645 12,646 12,646 12,647 13,648 13,649 13,649 14,650 14,651 14,652 15,652 15,653 15,654 16,655 16,655 17,656 17,657 17,657 18,658 18,659 18,659 19,660 19,661 20,661 20,662 20,663 21,663 21,664 22,665 22,665 23,666 23,667 23,667 24,668 24,668 25,669 25,670 26,670 26,671 26,671 27,672 27,673 28,673 28,674 29,674 29,675 30,675 30,676 31,676 31,677 32,677 32,678 33,679 33,679 34,680 34,680 35,681 35,681 36,682 36,682 37,682 37,683 38,683 38,684 39,684 39,685 40,685 40,686 41,686 41,686 42,687 42,687 43,688 43,688 44,688 44,689 45,689 46,690 46,690 47,690 47,691 48,691 48,691 49,692 49,692 50,692 51,693 51,693 52,693 52,694 53,694 53,694 54,694 55,695 55,695 56,695 56,695 57,696 58,696 58,696 59,696 59,697 60,697 61,697 61,697 62,697 62,697 63,698 64,698 64,698 65,698 65,698 66,698 67,699 67,699 68,699 68,699 69,699 70,699 70,699 71,699 72,699 72,699 73,699 73,699 74,699 75,699 75,699 76,699 77,699 8922,699 8922,699 8923,699 8924,699 8924,699 8925,699 8926,699 8926,699 8927,699 8927,699 8928,699 8929,699 8929,699 8930,699 8931,699 8931,699 8932,699 8932,699 8933,698 8934,698 8934,698 8935,698 8935,698 8936,698 8937,697 8937,697 8938,697 8938,697 8939,697 8940,697 8940,696 8941,696 8941,696 8942,696 8943,695 8943,695 8944,695 8944,695 8945,694 8946,694 8946,694 8947,694 8947,693 8948,693 8948,693 8949,692 8950,692 8950,692 8951,691 8951,691 8952,691 8952,690 8953,690 8953,690 8954,689 8955,689 8955,688 8956,688 8956,688 8957,687 8957,687 8958,686 8958,686 8959,686 8959,685 8960,685 8960,684 8961,684 8961,683 8962,683 8962,682 8963,682 8963,682 8964,681 8964,681 8965,680 8965,680 8966,679 8966,679 8967,678 8967,677 8968,677 8968,676 8969,676 8969,675 8970,675 8970,674 8971,674 8971,673 8972,673 8972,672 8973,671 8973,671 8973,670 8974,670 8974,669 8975,668 8975,668 8976,667 8976,667 8976,666 8977,665 8977,665 8978,664 8978,663 8979,663 8979,662 8979,661 8980,661 8980,660 8981,659 8981,659 8981,658 8982,657 8982,657 8982,656 8983,655 8983,655 8984,654 8984,653 8984,652 8985,652 8985,651 8985,650 8986,649 8986,649 8986,648 8987,647 8987,646 8987,646 8988,645 8988,644 8988,643 8989,643 8989,642 8989,641 8989,640 8990,640 8990,639 8990,638 8991,637 8991,636 8991,636 8991,635 8992,634 8992,633 8992,632 8992,631 8993,631 8993,630 8993,629 8993,628 8994,627 8994,626 8994,626 8994,625 8995,624 8995,623 8995,622 8995,621 8995,620 8996,620 8996,619 8996,618 8996,617 8996,616 8996,615 8997,614 8997,613 8997,613 8997,612 8997,611 8997,610 8998,609 8998,608 8998,607 8998,606 8998,605 8998,604 8998,604 8998,603 8998,602 8999,601 8999,600 8999,599 8999,598 8999,597 8999,596 8999,595 8999,594 8999,593 8999,592 8999,591 8999,590 8999,589 8999,589 8999,588 8999,587 8999,586 8999,585 8999,584 9000,583 9000,116 8999,116 8999,115 8999,114 8999,113 8999,112 8999,111 8999,110 8999,110 8999,109 8999,108 8999,107 8999,106 8999,105 8999,104 8999,103 8999,102 8999,101 8999,100 8999,99 8999,98 8998,97 8998,96 8998,95 8998,95 8998,94 8998,93 8998,92 8998,91 8998,90 8997,89 8997,88 8997,87 8997,86 8997,86 8997,85 8996,84 8996,83 8996,82 8996,81 8996,80 8996,79 8995,79 8995,78 8995,77 8995,76 8995,75 8994,74 8994,73 8994,73 8994,72 8993,71 8993,70 8993,69 8993,68 8992,68 8992,67 8992,66 8992,65 8991,64 8991,63 8991,63 8991,62 8990,61 8990,60 8990,59 8989,59 8989,58 8989,57 8989,56 8988,56 8988,55 8988,54 8987,53 8987,53 8987,52 8986,51 8986,50 8986,50 8985,49 8985,48 8985,47 8984,47 8984,46 8984,45 8983,44 8983,44 8982,43 8982,42 8982,42 8981,41 8981,40 8981,40 8980,39 8980,38 8979,38 8979,37 8979,36 8978,36 8978,35 8977,34 8977,34 8976,33 8976,32 8976,32 8975,31 8975,31 8974,30 8974,29 8973,29 8973,28 8973,28 8972,27 8972,26 8971,26 8971,25 8970,25 8970,24 8969,24 8969,23 8968,23 8968,22 8967,22 8967,21 8966,20 8966,20 8965,19 8965,19 8964,18 8964,18 8963,17 8963,17 8962,17 8962,16 8961,16 8961,15 8960,15 8960,14 8959,14 8959,13 8958,13 8958,13 8957,12 8957,12 8956,11 8956,11 8955,11 8955,10 8954,10 8953,9 8953,9 8952,9 8952,8 8951,8 8951,8 8950,7 8950,7 8949,7 8948,6 8948,6 8947,6 8947,5 8946,5 8946,5 8945,5 8944,4 8944,4 8943,4 8943,4 8942,3 8941,3 8941,3 8940,3 8940,2 8939,2 8938,2 8938,2 8937,2 8937,2 8936,1 8935,1 8935,1 8934,1 8934,1 8933,1 8932,0 8932,0 8931,0 8931,0 8930,0 8929,0 8929,0 8928,0 8927,0 8927,0 8926,0 8926,0 8925,0 8924,0 8924,0 8923,0 8922,0">
          <text:p/>
        </draw:polygon>
        <draw:polyline draw:style-name="gr3" draw:layer="layout" svg:width="8.999cm" svg:height="0.698cm" svg:x="10.3cm" svg:y="4.58cm" svg:viewBox="0 0 9000 699" draw:points="77,0 77,0 76,0 75,0 75,0 74,0 73,0 73,0 72,0 72,0 71,0 70,0 70,0 69,0 68,0 68,0 67,0 67,0 66,1 65,1 65,1 64,1 64,1 63,1 62,2 62,2 61,2 61,2 60,2 59,2 59,3 58,3 58,3 57,3 56,4 56,4 55,4 55,4 54,5 53,5 53,5 52,5 52,6 51,6 51,6 50,7 49,7 49,7 48,8 48,8 47,8 47,9 46,9 46,9 45,10 44,10 44,11 43,11 43,11 42,12 42,12 41,13 41,13 40,13 40,14 39,14 39,15 38,15 38,16 37,16 37,17 36,17 36,17 35,18 35,18 34,19 34,19 33,20 33,20 32,21 32,22 31,22 31,23 30,23 30,24 29,24 29,25 28,25 28,26 27,26 27,27 26,28 26,28 26,29 25,29 25,30 24,31 24,31 23,32 23,32 23,33 22,34 22,34 21,35 21,36 20,36 20,37 20,38 19,38 19,39 18,40 18,40 18,41 17,42 17,42 17,43 16,44 16,44 15,45 15,46 15,47 14,47 14,48 14,49 13,50 13,50 13,51 12,52 12,53 12,53 11,54 11,55 11,56 10,56 10,57 10,58 10,59 9,59 9,60 9,61 8,62 8,63 8,63 8,64 7,65 7,66 7,67 7,68 6,68 6,69 6,70 6,71 5,72 5,73 5,73 5,74 4,75 4,76 4,77 4,78 4,79 3,79 3,80 3,81 3,82 3,83 3,84 2,85 2,86 2,86 2,87 2,88 2,89 1,90 1,91 1,92 1,93 1,94 1,95 1,95 1,96 1,97 0,98 0,99 0,100 0,101 0,102 0,103 0,104 0,105 0,106 0,107 0,108 0,109 0,110 0,110 0,111 0,112 0,113 0,114 0,115 0,116 0,583 0,583 0,584 0,585 0,586 0,587 0,588 0,589 0,589 0,590 0,591 0,592 0,593 0,594 0,595 0,596 0,597 0,598 0,599 0,600 0,601 1,602 1,603 1,604 1,604 1,605 1,606 1,607 1,608 1,609 2,610 2,611 2,612 2,613 2,613 2,614 3,615 3,616 3,617 3,618 3,619 3,620 4,620 4,621 4,622 4,623 4,624 5,625 5,626 5,626 5,627 6,628 6,629 6,630 6,631 7,631 7,632 7,633 7,634 8,635 8,636 8,636 8,637 9,638 9,639 9,640 10,640 10,641 10,642 10,643 11,643 11,644 11,645 12,646 12,646 12,647 13,648 13,649 13,649 14,650 14,651 14,652 15,652 15,653 15,654 16,655 16,655 17,656 17,657 17,657 18,658 18,659 18,659 19,660 19,661 20,661 20,662 20,663 21,663 21,664 22,665 22,665 23,666 23,667 23,667 24,668 24,668 25,669 25,670 26,670 26,671 26,671 27,672 27,673 28,673 28,674 29,674 29,675 30,675 30,676 31,676 31,677 32,677 32,678 33,679 33,679 34,680 34,680 35,681 35,681 36,682 36,682 37,682 37,683 38,683 38,684 39,684 39,685 40,685 40,686 41,686 41,686 42,687 42,687 43,688 43,688 44,688 44,689 45,689 46,690 46,690 47,690 47,691 48,691 48,691 49,692 49,692 50,692 51,693 51,693 52,693 52,694 53,694 53,694 54,694 55,695 55,695 56,695 56,695 57,696 58,696 58,696 59,696 59,697 60,697 61,697 61,697 62,697 62,697 63,698 64,698 64,698 65,698 65,698 66,698 67,699 67,699 68,699 68,699 69,699 70,699 70,699 71,699 72,699 72,699 73,699 73,699 74,699 75,699 75,699 76,699 77,699 8922,699 8922,699 8923,699 8924,699 8924,699 8925,699 8926,699 8926,699 8927,699 8927,699 8928,699 8929,699 8929,699 8930,699 8931,699 8931,699 8932,699 8932,699 8933,698 8934,698 8934,698 8935,698 8935,698 8936,698 8937,697 8937,697 8938,697 8938,697 8939,697 8940,697 8940,696 8941,696 8941,696 8942,696 8943,695 8943,695 8944,695 8944,695 8945,694 8946,694 8946,694 8947,694 8947,693 8948,693 8948,693 8949,692 8950,692 8950,692 8951,691 8951,691 8952,691 8952,690 8953,690 8953,690 8954,689 8955,689 8955,688 8956,688 8956,688 8957,687 8957,687 8958,686 8958,686 8959,686 8959,685 8960,685 8960,684 8961,684 8961,683 8962,683 8962,682 8963,682 8963,682 8964,681 8964,681 8965,680 8965,680 8966,679 8966,679 8967,678 8967,677 8968,677 8968,676 8969,676 8969,675 8970,675 8970,674 8971,674 8971,673 8972,673 8972,672 8973,671 8973,671 8973,670 8974,670 8974,669 8975,668 8975,668 8976,667 8976,667 8976,666 8977,665 8977,665 8978,664 8978,663 8979,663 8979,662 8979,661 8980,661 8980,660 8981,659 8981,659 8981,658 8982,657 8982,657 8982,656 8983,655 8983,655 8984,654 8984,653 8984,652 8985,652 8985,651 8985,650 8986,649 8986,649 8986,648 8987,647 8987,646 8987,646 8988,645 8988,644 8988,643 8989,643 8989,642 8989,641 8989,640 8990,640 8990,639 8990,638 8991,637 8991,636 8991,636 8991,635 8992,634 8992,633 8992,632 8992,631 8993,631 8993,630 8993,629 8993,628 8994,627 8994,626 8994,626 8994,625 8995,624 8995,623 8995,622 8995,621 8995,620 8996,620 8996,619 8996,618 8996,617 8996,616 8996,615 8997,614 8997,613 8997,613 8997,612 8997,611 8997,610 8998,609 8998,608 8998,607 8998,606 8998,605 8998,604 8998,604 8998,603 8998,602 8999,601 8999,600 8999,599 8999,598 8999,597 8999,596 8999,595 8999,594 8999,593 8999,592 8999,591 8999,590 8999,589 8999,589 8999,588 8999,587 8999,586 8999,585 8999,584 9000,583 9000,116 8999,116 8999,115 8999,114 8999,113 8999,112 8999,111 8999,110 8999,110 8999,109 8999,108 8999,107 8999,106 8999,105 8999,104 8999,103 8999,102 8999,101 8999,100 8999,99 8999,98 8998,97 8998,96 8998,95 8998,95 8998,94 8998,93 8998,92 8998,91 8998,90 8997,89 8997,88 8997,87 8997,86 8997,86 8997,85 8996,84 8996,83 8996,82 8996,81 8996,80 8996,79 8995,79 8995,78 8995,77 8995,76 8995,75 8994,74 8994,73 8994,73 8994,72 8993,71 8993,70 8993,69 8993,68 8992,68 8992,67 8992,66 8992,65 8991,64 8991,63 8991,63 8991,62 8990,61 8990,60 8990,59 8989,59 8989,58 8989,57 8989,56 8988,56 8988,55 8988,54 8987,53 8987,53 8987,52 8986,51 8986,50 8986,50 8985,49 8985,48 8985,47 8984,47 8984,46 8984,45 8983,44 8983,44 8982,43 8982,42 8982,42 8981,41 8981,40 8981,40 8980,39 8980,38 8979,38 8979,37 8979,36 8978,36 8978,35 8977,34 8977,34 8976,33 8976,32 8976,32 8975,31 8975,31 8974,30 8974,29 8973,29 8973,28 8973,28 8972,27 8972,26 8971,26 8971,25 8970,25 8970,24 8969,24 8969,23 8968,23 8968,22 8967,22 8967,21 8966,20 8966,20 8965,19 8965,19 8964,18 8964,18 8963,17 8963,17 8962,17 8962,16 8961,16 8961,15 8960,15 8960,14 8959,14 8959,13 8958,13 8958,13 8957,12 8957,12 8956,11 8956,11 8955,11 8955,10 8954,10 8953,9 8953,9 8952,9 8952,8 8951,8 8951,8 8950,7 8950,7 8949,7 8948,6 8948,6 8947,6 8947,5 8946,5 8946,5 8945,5 8944,4 8944,4 8943,4 8943,4 8942,3 8941,3 8941,3 8940,3 8940,2 8939,2 8938,2 8938,2 8937,2 8937,2 8936,1 8935,1 8935,1 8934,1 8934,1 8933,1 8932,0 8932,0 8931,0 8931,0 8930,0 8929,0 8929,0 8928,0 8927,0 8927,0 8926,0 8926,0 8925,0 8924,0 8924,0 8923,0 8922,0 77,0">
          <text:p/>
        </draw:polyline>
        <draw:frame draw:style-name="gr5" draw:text-style-name="P3" draw:layer="layout" svg:width="9cm" svg:height="0.7cm" svg:x="10.3cm" svg:y="4.58cm">
          <draw:text-box>
            <text:p text:style-name="P2"><text:span text:style-name="T2">Compilation </text:span></text:p>
          </draw:text-box>
        </draw:frame>
        <draw:polygon draw:style-name="gr6" draw:layer="layout" svg:width="8.998cm" svg:height="0.698cm" svg:x="10.3cm" svg:y="6.049cm" svg:viewBox="0 0 8999 699" draw:points="114,0 0,699 8885,699 8999,0">
          <text:p/>
        </draw:polygon>
        <draw:polyline draw:style-name="gr3" draw:layer="layout" svg:width="8.998cm" svg:height="0.698cm" svg:x="10.3cm" svg:y="6.049cm" svg:viewBox="0 0 8999 699" draw:points="114,0 0,699 8885,699 8999,0 114,0">
          <text:p/>
        </draw:polyline>
        <draw:frame draw:style-name="gr5" draw:text-style-name="P3" draw:layer="layout" svg:width="9cm" svg:height="0.7cm" svg:x="10.3cm" svg:y="6.049cm">
          <draw:text-box>
            <text:p text:style-name="P2"><text:span text:style-name="T2">Binary for each execution node </text:span></text:p>
          </draw:text-box>
        </draw:frame>
        <draw:polygon draw:style-name="gr6" draw:layer="layout" svg:width="8.999cm" svg:height="0.738cm" svg:x="10.3cm" svg:y="3.08cm" svg:viewBox="0 0 9000 739" draw:points="107,0 0,739 8892,739 9000,0">
          <text:p/>
        </draw:polygon>
        <draw:polyline draw:style-name="gr3" draw:layer="layout" svg:width="8.999cm" svg:height="0.738cm" svg:x="10.3cm" svg:y="3.08cm" svg:viewBox="0 0 9000 739" draw:points="107,0 0,739 8892,739 9000,0 107,0">
          <text:p/>
        </draw:polyline>
        <draw:frame draw:style-name="gr19" draw:text-style-name="P3" draw:layer="layout" svg:width="9cm" svg:height="0.739cm" svg:x="10.3cm" svg:y="3.08cm">
          <draw:text-box>
            <text:p text:style-name="P2"><text:span text:style-name="T2">Programming language code for each execution node</text:span></text:p>
          </draw:text-box>
        </draw:frame>
        <draw:line draw:style-name="gr20" draw:layer="layout" svg:x1="14.8cm" svg:y1="2.38cm" svg:x2="14.8cm" svg:y2="3.079cm">
          <text:p/>
        </draw:line>
        <draw:line draw:style-name="gr21" draw:layer="layout" svg:x1="14.8cm" svg:y1="3.82cm" svg:x2="14.8cm" svg:y2="4.58cm">
          <text:p/>
        </draw:line>
        <draw:line draw:style-name="gr22" draw:layer="layout" svg:x1="14.8cm" svg:y1="5.314cm" svg:x2="14.8cm" svg:y2="6.04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ndMarker_5f_1" draw:display-name="EndMarker_1" svg:viewBox="0 0 20 30" svg:d="m10 0-10 30h20z"/>
    <draw:marker draw:name="EndMarker_5f_10" draw:display-name="EndMarker_10" svg:viewBox="0 0 20 30" svg:d="m10 0-10 30h20z"/>
    <draw:marker draw:name="EndMarker_5f_11" draw:display-name="EndMarker_11" svg:viewBox="0 0 20 30" svg:d="m10 0-10 30h20z"/>
    <draw:marker draw:name="EndMarker_5f_2" draw:display-name="EndMarker_2" svg:viewBox="0 0 20 30" svg:d="m10 0-10 30h20z"/>
    <draw:marker draw:name="EndMarker_5f_3" draw:display-name="EndMarker_3" svg:viewBox="0 0 20 30" svg:d="m10 0-10 30h20z"/>
    <draw:marker draw:name="EndMarker_5f_4" draw:display-name="EndMarker_4" svg:viewBox="0 0 20 30" svg:d="m10 0-10 30h20z"/>
    <draw:marker draw:name="EndMarker_5f_5" draw:display-name="EndMarker_5" svg:viewBox="0 0 20 30" svg:d="m10 0-10 30h20z"/>
    <draw:marker draw:name="EndMarker_5f_6" draw:display-name="EndMarker_6" svg:viewBox="0 0 20 30" svg:d="m10 0-10 30h20z"/>
    <draw:marker draw:name="EndMarker_5f_7" draw:display-name="EndMarker_7" svg:viewBox="0 0 20 30" svg:d="m10 0-10 30h20z"/>
    <draw:marker draw:name="EndMarker_5f_8" draw:display-name="EndMarker_8" svg:viewBox="0 0 20 30" svg:d="m10 0-10 30h20z"/>
    <draw:marker draw:name="EndMarker_5f_9" draw:display-name="EndMarker_9"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325cm" fo:page-height="6.7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12-07T22:46:07</dc:date>
    <meta:generator>LibreOffice/3.5$Linux_X86_64 LibreOffice_project/350m1$Build-403</meta:generator>
    <meta:editing-duration>P0D</meta:editing-duration>
    <meta:editing-cycles>1</meta:editing-cycles>
    <meta:document-statistic meta:object-count="46"/>
  </office:meta>
</office:document-meta>
</file>